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42100002CB50000580CD2054CB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paragraph-rsid="0091cfc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9" style:family="paragraph" style:parent-style-name="Text_20_body">
      <style:text-properties officeooo:rsid="0093ab54" officeooo:paragraph-rsid="0093ab54"/>
    </style:style>
    <style:style style:name="P30" style:family="paragraph" style:parent-style-name="Text_20_body">
      <style:text-properties officeooo:paragraph-rsid="0093ab54"/>
    </style:style>
    <style:style style:name="P31" style:family="paragraph" style:parent-style-name="Heading_20_2">
      <style:text-properties officeooo:rsid="0073cd8f" officeooo:paragraph-rsid="0073cd8f"/>
    </style:style>
    <style:style style:name="P32" style:family="paragraph" style:parent-style-name="Heading_20_2">
      <style:text-properties officeooo:rsid="0076ecd2" officeooo:paragraph-rsid="0076ecd2"/>
    </style:style>
    <style:style style:name="P33" style:family="paragraph" style:parent-style-name="Heading_20_2">
      <style:text-properties officeooo:rsid="0076ecd2" officeooo:paragraph-rsid="0080b9e9"/>
    </style:style>
    <style:style style:name="P34" style:family="paragraph" style:parent-style-name="Heading_20_2">
      <style:text-properties officeooo:rsid="0076ecd2" officeooo:paragraph-rsid="008418ce"/>
    </style:style>
    <style:style style:name="P35" style:family="paragraph" style:parent-style-name="Heading_20_2">
      <style:text-properties officeooo:rsid="0076ecd2" officeooo:paragraph-rsid="00877f9a"/>
    </style:style>
    <style:style style:name="P36" style:family="paragraph" style:parent-style-name="Heading_20_2">
      <style:text-properties officeooo:rsid="0076ecd2" officeooo:paragraph-rsid="00883a2f"/>
    </style:style>
    <style:style style:name="P37" style:family="paragraph" style:parent-style-name="Heading_20_2">
      <style:text-properties officeooo:paragraph-rsid="00835d2e"/>
    </style:style>
    <style:style style:name="P38" style:family="paragraph" style:parent-style-name="Heading_20_2">
      <style:text-properties officeooo:paragraph-rsid="00930f29"/>
    </style:style>
    <style:style style:name="P39" style:family="paragraph" style:parent-style-name="Heading_20_2">
      <style:text-properties officeooo:rsid="005e1b13" officeooo:paragraph-rsid="0062965d"/>
    </style:style>
    <style:style style:name="P40" style:family="paragraph" style:parent-style-name="Heading_20_1">
      <style:text-properties officeooo:rsid="007324e2" officeooo:paragraph-rsid="007324e2"/>
    </style:style>
    <style:style style:name="P41" style:family="paragraph" style:parent-style-name="Heading_20_1">
      <style:text-properties officeooo:rsid="0036bf23"/>
    </style:style>
    <style:style style:name="P42" style:family="paragraph" style:parent-style-name="Heading_20_1">
      <style:text-properties officeooo:rsid="0093ab54" officeooo:paragraph-rsid="0093ab54"/>
    </style:style>
    <style:style style:name="P43" style:family="paragraph" style:parent-style-name="Heading_20_3">
      <style:text-properties officeooo:rsid="005ec4ef" officeooo:paragraph-rsid="005ec4ef"/>
    </style:style>
    <style:style style:name="P44" style:family="paragraph" style:parent-style-name="Heading_20_3">
      <style:text-properties officeooo:paragraph-rsid="0080b9e9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T26" style:family="text">
      <style:text-properties fo:color="#313739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27" style:family="text">
      <style:text-properties fo:color="#646464" style:font-name="Monospace" fo:font-size="10pt" fo:background-color="#d4d4d4" loext:char-shading-value="0" style:font-size-asian="10pt"/>
    </style:style>
    <style:style style:name="T28" style:family="text">
      <style:text-properties fo:color="#646464" style:font-name="Monospace" fo:font-size="10pt" officeooo:rsid="0093ab54" fo:background-color="#d4d4d4" loext:char-shading-value="0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333_620839083" text:style-name="Index_20_Link" text:visited-style-name="Index_20_Link">Table Of Contents<text:tab/>2</text:a></text:p>
          <text:p text:style-name="P25"><text:a xlink:type="simple" xlink:href="#__RefHeading__892_620839083" text:style-name="Index_20_Link" text:visited-style-name="Index_20_Link">DataBroker<text:tab/>4</text:a></text:p>
          <text:p text:style-name="P26"><text:a xlink:type="simple" xlink:href="#__RefHeading__894_620839083" text:style-name="Index_20_Link" text:visited-style-name="Index_20_Link">Data Flow<text:tab/>4</text:a></text:p>
          <text:p text:style-name="P27"><text:a xlink:type="simple" xlink:href="#__RefHeading__896_620839083" text:style-name="Index_20_Link" text:visited-style-name="Index_20_Link">Data Flow Nodes<text:tab/>4</text:a></text:p>
          <text:p text:style-name="P26"><text:a xlink:type="simple" xlink:href="#__RefHeading__898_620839083" text:style-name="Index_20_Link" text:visited-style-name="Index_20_Link">Metadata<text:tab/>4</text:a></text:p>
          <text:p text:style-name="P27"><text:a xlink:type="simple" xlink:href="#__RefHeading__900_620839083" text:style-name="Index_20_Link" text:visited-style-name="Index_20_Link">Metadata API<text:tab/>4</text:a></text:p>
          <text:p text:style-name="P25"><text:a xlink:type="simple" xlink:href="#__RefHeading__335_620839083" text:style-name="Index_20_Link" text:visited-style-name="Index_20_Link">Implementing Data Flow Nodes<text:tab/>5</text:a></text:p>
          <text:p text:style-name="P26"><text:a xlink:type="simple" xlink:href="#__RefHeading__337_620839083" text:style-name="Index_20_Link" text:visited-style-name="Index_20_Link">Types of Data Flow Nodes<text:tab/>5</text:a></text:p>
          <text:p text:style-name="P27"><text:a xlink:type="simple" xlink:href="#__RefHeading__339_620839083" text:style-name="Index_20_Link" text:visited-style-name="Index_20_Link">Data Source<text:tab/>5</text:a></text:p>
          <text:p text:style-name="P27"><text:a xlink:type="simple" xlink:href="#__RefHeading__341_620839083" text:style-name="Index_20_Link" text:visited-style-name="Index_20_Link">Data Processor<text:tab/>5</text:a></text:p>
          <text:p text:style-name="P27"><text:a xlink:type="simple" xlink:href="#__RefHeading__343_620839083" text:style-name="Index_20_Link" text:visited-style-name="Index_20_Link">Data Sink<text:tab/>5</text:a></text:p>
          <text:p text:style-name="P27"><text:a xlink:type="simple" xlink:href="#__RefHeading__345_620839083" text:style-name="Index_20_Link" text:visited-style-name="Index_20_Link">Data Service<text:tab/>5</text:a></text:p>
          <text:p text:style-name="P27"><text:a xlink:type="simple" xlink:href="#__RefHeading__347_620839083" text:style-name="Index_20_Link" text:visited-style-name="Index_20_Link">Data Store<text:tab/>5</text:a></text:p>
          <text:p text:style-name="P26"><text:a xlink:type="simple" xlink:href="#__RefHeading__653_2062004103" text:style-name="Index_20_Link" text:visited-style-name="Index_20_Link">Data Flow Node Interface<text:tab/>5</text:a></text:p>
          <text:p text:style-name="P27"><text:a xlink:type="simple" xlink:href="#__RefHeading__655_2062004103" text:style-name="Index_20_Link" text:visited-style-name="Index_20_Link">getDataFlow<text:tab/>5</text:a></text:p>
          <text:p text:style-name="P27"><text:a xlink:type="simple" xlink:href="#__RefHeading__657_2062004103" text:style-name="Index_20_Link" text:visited-style-name="Index_20_Link">setDataFlow<text:tab/>5</text:a></text:p>
          <text:p text:style-name="P27"><text:a xlink:type="simple" xlink:href="#__RefHeading__659_2062004103" text:style-name="Index_20_Link" text:visited-style-name="Index_20_Link">getName<text:tab/>5</text:a></text:p>
          <text:p text:style-name="P27"><text:a xlink:type="simple" xlink:href="#__RefHeading__661_2062004103" text:style-name="Index_20_Link" text:visited-style-name="Index_20_Link">setName<text:tab/>5</text:a></text:p>
          <text:p text:style-name="P27"><text:a xlink:type="simple" xlink:href="#__RefHeading__663_2062004103" text:style-name="Index_20_Link" text:visited-style-name="Index_20_Link">getProperties<text:tab/>5</text:a></text:p>
          <text:p text:style-name="P27"><text:a xlink:type="simple" xlink:href="#__RefHeading__665_2062004103" text:style-name="Index_20_Link" text:visited-style-name="Index_20_Link">setProperties<text:tab/>6</text:a></text:p>
          <text:p text:style-name="P26"><text:a xlink:type="simple" xlink:href="#__RefHeading__667_2062004103" text:style-name="Index_20_Link" text:visited-style-name="Index_20_Link">Data Source Interface<text:tab/>6</text:a></text:p>
          <text:p text:style-name="P27"><text:a xlink:type="simple" xlink:href="#__RefHeading__669_2062004103" text:style-name="Index_20_Link" text:visited-style-name="Index_20_Link">getDataProviderDataClasses<text:tab/>6</text:a></text:p>
          <text:p text:style-name="P27"><text:a xlink:type="simple" xlink:href="#__RefHeading__671_2062004103" text:style-name="Index_20_Link" text:visited-style-name="Index_20_Link">getDataProvider<text:tab/>6</text:a></text:p>
          <text:p text:style-name="P26"><text:a xlink:type="simple" xlink:href="#__RefHeading__673_2062004103" text:style-name="Index_20_Link" text:visited-style-name="Index_20_Link">Data Processor Interface<text:tab/>6</text:a></text:p>
          <text:p text:style-name="P27"><text:a xlink:type="simple" xlink:href="#__RefHeading__1028_2062004103" text:style-name="Index_20_Link" text:visited-style-name="Index_20_Link">getDataConsumerDataClasses<text:tab/>6</text:a></text:p>
          <text:p text:style-name="P27"><text:a xlink:type="simple" xlink:href="#__RefHeading__1030_2062004103" text:style-name="Index_20_Link" text:visited-style-name="Index_20_Link">getDataConsumer<text:tab/>6</text:a></text:p>
          <text:p text:style-name="P27"><text:a xlink:type="simple" xlink:href="#__RefHeading__1032_2062004103" text:style-name="Index_20_Link" text:visited-style-name="Index_20_Link">getDataProviderDataClasses<text:tab/>6</text:a></text:p>
          <text:p text:style-name="P27"><text:a xlink:type="simple" xlink:href="#__RefHeading__1034_2062004103" text:style-name="Index_20_Link" text:visited-style-name="Index_20_Link">getDataProvider<text:tab/>6</text:a></text:p>
          <text:p text:style-name="P26"><text:a xlink:type="simple" xlink:href="#__RefHeading__675_2062004103" text:style-name="Index_20_Link" text:visited-style-name="Index_20_Link">Data Sink Interface<text:tab/>7</text:a></text:p>
          <text:p text:style-name="P27"><text:a xlink:type="simple" xlink:href="#__RefHeading__1036_2062004103" text:style-name="Index_20_Link" text:visited-style-name="Index_20_Link">getDataConsumerDataClasses<text:tab/>7</text:a></text:p>
          <text:p text:style-name="P27"><text:a xlink:type="simple" xlink:href="#__RefHeading__1038_2062004103" text:style-name="Index_20_Link" text:visited-style-name="Index_20_Link">getDataConsumer<text:tab/>7</text:a></text:p>
          <text:p text:style-name="P26"><text:a xlink:type="simple" xlink:href="#__RefHeading__677_2062004103" text:style-name="Index_20_Link" text:visited-style-name="Index_20_Link">Data Service Interface<text:tab/>7</text:a></text:p>
          <text:p text:style-name="P27"><text:a xlink:type="simple" xlink:href="#__RefHeading__1040_2062004103" text:style-name="Index_20_Link" text:visited-style-name="Index_20_Link">getDataConsumerDataClasses<text:tab/>7</text:a></text:p>
          <text:p text:style-name="P27"><text:a xlink:type="simple" xlink:href="#__RefHeading__1042_2062004103" text:style-name="Index_20_Link" text:visited-style-name="Index_20_Link">getDataConsumer<text:tab/>7</text:a></text:p>
          <text:p text:style-name="P27"><text:a xlink:type="simple" xlink:href="#__RefHeading__1044_2062004103" text:style-name="Index_20_Link" text:visited-style-name="Index_20_Link">getDataProviderDataClasses<text:tab/>7</text:a></text:p>
          <text:p text:style-name="P27"><text:a xlink:type="simple" xlink:href="#__RefHeading__1046_2062004103" text:style-name="Index_20_Link" text:visited-style-name="Index_20_Link">getDataProvider<text:tab/>7</text:a></text:p>
          <text:p text:style-name="P26"><text:a xlink:type="simple" xlink:href="#__RefHeading__679_2062004103" text:style-name="Index_20_Link" text:visited-style-name="Index_20_Link">Data Store Interface<text:tab/>7</text:a></text:p>
          <text:p text:style-name="P27"><text:a xlink:type="simple" xlink:href="#__RefHeading__1076_2062004103" text:style-name="Index_20_Link" text:visited-style-name="Index_20_Link">getDataConsumerDataClasses<text:tab/>8</text:a></text:p>
          <text:p text:style-name="P27"><text:a xlink:type="simple" xlink:href="#__RefHeading__1078_2062004103" text:style-name="Index_20_Link" text:visited-style-name="Index_20_Link">getDataConsumer<text:tab/>8</text:a></text:p>
          <text:p text:style-name="P27"><text:a xlink:type="simple" xlink:href="#__RefHeading__1080_2062004103" text:style-name="Index_20_Link" text:visited-style-name="Index_20_Link">getDataProviderDataClasses<text:tab/>8</text:a></text:p>
          <text:p text:style-name="P27"><text:a xlink:type="simple" xlink:href="#__RefHeading__1082_2062004103" text:style-name="Index_20_Link" text:visited-style-name="Index_20_Link">getDataProvider<text:tab/>8</text:a></text:p>
          <text:p text:style-name="P25"><text:a xlink:type="simple" xlink:href="#__RefHeading__349_620839083" text:style-name="Index_20_Link" text:visited-style-name="Index_20_Link">Plug-In Packaging<text:tab/>9</text:a></text:p>
          <text:p text:style-name="P26"><text:a xlink:type="simple" xlink:href="#__RefHeading__351_620839083" text:style-name="Index_20_Link" text:visited-style-name="Index_20_Link">Wildfly-8.1.0.Final<text:tab/>9</text:a></text:p>
          <text:p text:style-name="P27"><text:a xlink:type="simple" xlink:href="#__RefHeading__353_620839083" text:style-name="Index_20_Link" text:visited-style-name="Index_20_Link">pom.xml<text:tab/>9</text:a></text:p>
          <text:p text:style-name="P27"><text:a xlink:type="simple" xlink:href="#__RefHeading__355_620839083" text:style-name="Index_20_Link" text:visited-style-name="Index_20_Link">pom.xml<text:tab/>10</text:a></text:p>
          <text:p text:style-name="P27"><text:soft-page-break/><text:a xlink:type="simple" xlink:href="#__RefHeading__357_620839083" text:style-name="Index_20_Link" text:visited-style-name="Index_20_Link">pom.xml<text:tab/>11</text:a></text:p>
          <text:p text:style-name="P27"><text:a xlink:type="simple" xlink:href="#__RefHeading__359_620839083" text:style-name="Index_20_Link" text:visited-style-name="Index_20_Link">beans.xml<text:tab/>12</text:a></text:p>
          <text:p text:style-name="P27"><text:a xlink:type="simple" xlink:href="#__RefHeading__361_620839083" text:style-name="Index_20_Link" text:visited-style-name="Index_20_Link">jboss-deployment-structure.xml<text:tab/>12</text:a></text:p>
          <text:p text:style-name="P25"><text:a xlink:type="simple" xlink:href="#__RefHeading__363_620839083" text:style-name="Index_20_Link" text:visited-style-name="Index_20_Link">Metadata API Model<text:tab/>13</text:a></text:p>
          <text:p text:style-name="P26"><text:a xlink:type="simple" xlink:href="#__RefHeading__365_620839083" text:style-name="Index_20_Link" text:visited-style-name="Index_20_Link">Examples<text:tab/>13</text:a></text:p>
          <text:p text:style-name="P27"><text:a xlink:type="simple" xlink:href="#__RefHeading__367_620839083" text:style-name="Index_20_Link" text:visited-style-name="Index_20_Link">Example Interface of Annotations<text:tab/>13</text:a></text:p>
          <text:p text:style-name="P27"><text:a xlink:type="simple" xlink:href="#__RefHeading__369_620839083" text:style-name="Index_20_Link" text:visited-style-name="Index_20_Link">Example Obtaining information<text:tab/>13</text:a></text:p>
          <text:p text:style-name="P25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40" text:outline-level="1"><text:bookmark-start text:name="__RefHeading__892_620839083"/>DataBroker<text:bookmark-end text:name="__RefHeading__892_620839083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Data Flow<text:bookmark-end text:name="__RefHeading__894_620839083"/></text:h>
      <text:h text:style-name="Heading_20_3" text:outline-level="3"><text:bookmark-start text:name="__RefHeading__896_620839083"/>Data Flow Nodes<text:bookmark-end text:name="__RefHeading__896_620839083"/></text:h>
      <text:h text:style-name="P31" text:outline-level="2"><text:bookmark-start text:name="__RefHeading__898_620839083"/>Metadata<text:bookmark-end text:name="__RefHeading__898_620839083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2" text:outline-level="2"/>
      <text:h text:style-name="P37" text:outline-level="2"><text:bookmark-start text:name="__RefHeading__337_620839083"/>Types <text:span text:style-name="T20">of Data Flow Nodes</text:span><text:bookmark-end text:name="__RefHeading__337_620839083"/></text:h>
      <text:h text:style-name="P43" text:outline-level="3"><text:bookmark-start text:name="__RefHeading__339_620839083"/>Data Source<text:bookmark-end text:name="__RefHeading__339_620839083"/></text:h>
      <text:h text:style-name="Heading_20_3" text:outline-level="3"><text:bookmark-start text:name="__RefHeading__341_620839083"/>Data Processor<text:bookmark-end text:name="__RefHeading__341_620839083"/></text:h>
      <text:h text:style-name="Heading_20_3" text:outline-level="3"><text:bookmark-start text:name="__RefHeading__343_620839083"/>Data Sink<text:bookmark-end text:name="__RefHeading__343_620839083"/></text:h>
      <text:h text:style-name="Heading_20_3" text:outline-level="3"><text:bookmark-start text:name="__RefHeading__345_620839083"/>Data Service<text:bookmark-end text:name="__RefHeading__345_620839083"/></text:h>
      <text:h text:style-name="Heading_20_3" text:outline-level="3"><text:bookmark-start text:name="__RefHeading__347_620839083"/>Data Store<text:bookmark-end text:name="__RefHeading__347_620839083"/></text:h>
      <text:h text:style-name="P38" text:outline-level="2">Dat<text:span text:style-name="T24">a Flow Node Life-cycle</text:span></text:h>
      <text:p text:style-name="P28"><text:soft-page-break/><draw:frame draw:style-name="fr1" draw:name="Image1" text:anchor-type="as-char" svg:width="11.446cm" svg:height="22.541cm" draw:z-index="0"><draw:image xlink:href="Pictures/2000042100002CB50000580CD2054CB0.svm" xlink:type="simple" xlink:show="embed" xlink:actuate="onLoad"/></draw:frame></text:p>
      <text:p text:style-name="P24"/>
      <text:h text:style-name="P33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4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4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4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4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4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4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4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35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36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35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35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39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42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DataProviderInjection</text:p>
      <text:p text:style-name="Standard">DataConsumerInjection</text:p>
      <text:p text:style-name="P29"><text:span text:style-name="T27"/></text:p>
      <text:h text:style-name="P41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6</text:page-number></text:span><text:span text:style-name="MT3"> </text:span><text:span text:style-name="MT4">of </text:span><text:span text:style-name="MT4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5M1S</meta:editing-duration>
    <meta:editing-cycles>130</meta:editing-cycles>
    <meta:generator>LibreOffice/4.3.4.1$Linux_X86_64 LibreOffice_project/430$Build-1</meta:generator>
    <dc:date>2014-12-26T22:24:20.560648255</dc:date>
    <meta:document-statistic meta:table-count="0" meta:image-count="1" meta:object-count="0" meta:page-count="16" meta:paragraph-count="193" meta:word-count="1133" meta:character-count="16005" meta:non-whitespace-character-count="12822"/>
    <meta:user-defined meta:name="Info 1"/>
    <meta:user-defined meta:name="Info 2"/>
    <meta:user-defined meta:name="Info 3"/>
    <meta:user-defined meta:name="Info 4"/>
  </office:meta>
</office:document-meta>
</file>